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67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5335in" svg:height="4.5669in" svg:x="3.9146in" svg:y="0.5461in">
            <draw:object draw:notify-on-update-of-ranges="Sheet1.A1:Sheet1.A1 Sheet1.A2:Sheet1.A47 Sheet1.B1:Sheet1.B1 Sheet1.B2:Sheet1.B4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ccuracy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398539819398647" calcext:value-type="float">
            <text:p>0.000039854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211214525979446" calcext:value-type="float">
            <text:p>0.0002112145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459166632328475" calcext:value-type="float">
            <text:p>4.59166632328475E-00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324811749789665" calcext:value-type="float">
            <text:p>3.24811749789665E-00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303103409678974" calcext:value-type="float">
            <text:p>3.03103409678974E-00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154636348172892" calcext:value-type="float">
            <text:p>1.54636348172892E-005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144102448095" calcext:value-type="float">
            <text:p>2.001441024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0494467942417755" calcext:value-type="float">
            <text:p>4.94467942417755E-005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0136899782373436" calcext:value-type="float">
            <text:p>0.00001369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0182757037011039" calcext:value-type="float">
            <text:p>1.82757037011039E-00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146998610454783" calcext:value-type="float">
            <text:p>1.46998610454783E-005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100813679157072" calcext:value-type="float">
            <text:p>1.00813679157072E-005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0125082177230121" calcext:value-type="float">
            <text:p>1.25082177230121E-005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00450962840230621" calcext:value-type="float">
            <text:p>4.50962840230621E-006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0548338664003924" calcext:value-type="float">
            <text:p>5.48338664003924E-00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053455561875021" calcext:value-type="float">
            <text:p>5.3455561875021E-006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0337175833758274" calcext:value-type="float">
            <text:p>3.37175833758274E-005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000338649409636375" calcext:value-type="float">
            <text:p>3.38649409636375E-006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00343825535416504" calcext:value-type="float">
            <text:p>3.43825535416504E-005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0185426517851533" calcext:value-type="float">
            <text:p>1.85426517851533E-005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260593532409413" calcext:value-type="float">
            <text:p>2.60593532409413E-006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0200034325928717" calcext:value-type="float">
            <text:p>0.0002000343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00328535347905099" calcext:value-type="float">
            <text:p>3.28535347905099E-006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000581587395580761" calcext:value-type="float">
            <text:p>5.81587395580761E-006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00167282200173531" calcext:value-type="float">
            <text:p>1.67282200173531E-00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48232514370311" calcext:value-type="float">
            <text:p>4.8232514370311E-005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00190676960926739" calcext:value-type="float">
            <text:p>1.90676960926739E-005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0465527112388793" calcext:value-type="float">
            <text:p>4.65527112388793E-005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00019095067987076" calcext:value-type="float">
            <text:p>1.9095067987076E-006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00142671783763702" calcext:value-type="float">
            <text:p>1.42671783763702E-005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0481688597448506" calcext:value-type="float">
            <text:p>4.81688597448506E-006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000801117042647909" calcext:value-type="float">
            <text:p>8.01117042647909E-006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00295306505845342" calcext:value-type="float">
            <text:p>2.95306505845342E-005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00153932236" calcext:value-type="float">
            <text:p>2.000001539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001932323172656" calcext:value-type="float">
            <text:p>1.932323172656E-00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00483875509005811" calcext:value-type="float">
            <text:p>4.83875509005811E-007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000216660636494712" calcext:value-type="float">
            <text:p>2.16660636494712E-006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0014136044447601" calcext:value-type="float">
            <text:p>0.000014136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000011684752082228" calcext:value-type="float">
            <text:p>1.1684752082228E-007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000591075563508106" calcext:value-type="float">
            <text:p>5.91075563508106E-006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00730038176214837" calcext:value-type="float">
            <text:p>0.00000073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00012529725447276" calcext:value-type="float">
            <text:p>0.000001253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0000179172694180275" calcext:value-type="float">
            <text:p>1.79172694180275E-006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000344591385606137" calcext:value-type="float">
            <text:p>3.44591385606137E-006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00149479084916495" calcext:value-type="float">
            <text:p>1.49479084916495E-00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141547312603001" calcext:value-type="float">
            <text:p>1.41547312603001E-00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6T19:05:47.816000000</dc:date>
    <meta:document-statistic meta:table-count="1" meta:cell-count="96" meta:object-count="1"/>
    <meta:generator>LibreOffice/4.1.4.2$Windows_x86 LibreOffice_project/0a0440ccc0227ad9829de5f46be37cfb6edcf7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136cm" svg:height="11.601cm" xlink:href=".." xlink:type="simple" chart:class="chart:line" chart:style-name="ch1">
        <chart:title svg:x="7.117cm" svg:y="0.368cm" chart:style-name="ch2">
          <text:p>Generation Size Change</text:p>
        </chart:title>
        <chart:legend chart:legend-position="end" svg:x="16.337cm" svg:y="5.488cm" style:legend-expansion="high" chart:style-name="ch3"/>
        <chart:plot-area chart:style-name="ch4" table:cell-range-address="Sheet1.A1:Sheet1.B47" chart:data-source-has-labels="both" svg:x="1.42cm" svg:y="1.843cm" svg:width="14.153cm" svg:height="8.518cm">
          <chartooo:coordinate-region svg:x="2.888cm" svg:y="2.055cm" svg:width="12.536cm" svg:height="7.363cm"/>
          <chart:axis chart:dimension="x" chart:name="primary-x" chart:style-name="ch5" chartooo:axis-type="auto">
            <chartooo:date-scale/>
            <chart:title svg:x="7.288cm" svg:y="10.594cm" chart:style-name="ch6">
              <text:p>Generation Size</text:p>
            </chart:title>
            <chart:categories table:cell-range-address="Sheet1.A2:Sheet1.A47"/>
          </chart:axis>
          <chart:axis chart:dimension="y" chart:name="primary-y" chart:style-name="ch5">
            <chart:title svg:x="0.451cm" svg:y="6.794cm" chart:style-name="ch7">
              <text:p>Accuracy</text:p>
            </chart:title>
            <chart:grid chart:style-name="ch8" chart:class="major"/>
          </chart:axis>
          <chart:series chart:style-name="ch9" chart:values-cell-range-address="Sheet1.B2:Sheet1.B47" chart:label-cell-address="Sheet1.B1:Sheet1.B1" chart:class="chart:line">
            <chart:data-point chart:repeated="4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1.A2:Sheet1.A47</svg:desc>
                </draw:g>
              </table:table-cell>
              <table:table-cell office:value-type="float" office:value="0.0000398539819398647">
                <text:p>0.0000398539819398647</text:p>
                <draw:g>
                  <svg:desc>Sheet1.B2:Sheet1.B47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211214525979446">
                <text:p>0.00021121452597944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0459166632328475">
                <text:p>0.000045916663232847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0324811749789665">
                <text:p>0.000032481174978966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0303103409678974">
                <text:p>0.000030310340967897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154636348172892">
                <text:p>0.000015463634817289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00494467942417755">
                <text:p>0.000049446794241775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00136899782373436">
                <text:p>0.000013689978237343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00182757037011039">
                <text:p>0.000018275703701103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0146998610454783">
                <text:p>0.000014699861045478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00100813679157072">
                <text:p>0.000010081367915707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00125082177230121">
                <text:p>0.000012508217723012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000450962840230621">
                <text:p>0.0000045096284023062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00548338664003924">
                <text:p>0.000054833866400392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053455561875021">
                <text:p>0.000005345556187502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00337175833758274">
                <text:p>0.000033717583375827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000338649409636375">
                <text:p>0.0000033864940963637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00343825535416504">
                <text:p>0.000034382553541650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00185426517851533">
                <text:p>0.000018542651785153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000260593532409413">
                <text:p>0.0000026059353240941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00200034325928717">
                <text:p>0.00020003432592871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0000328535347905099">
                <text:p>0.0000032853534790509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0000581587395580761">
                <text:p>0.0000058158739558076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000167282200173531">
                <text:p>0.000016728220017353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48232514370311">
                <text:p>0.00004823251437031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0000190676960926739">
                <text:p>0.000019067696092673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0465527112388793">
                <text:p>0.0000465527112388793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000019095067987076">
                <text:p>0.000001909506798707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000142671783763702">
                <text:p>0.000014267178376370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0000481688597448506">
                <text:p>0.0000048168859744850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0000801117042647909">
                <text:p>0.0000080111704264790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000295306505845342">
                <text:p>0.000029530650584534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0001932323172656">
                <text:p>0.0000193232317265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000483875509005811">
                <text:p>0.000000483875509005811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0000216660636494712">
                <text:p>0.0000021666063649471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00014136044447601">
                <text:p>0.000014136044447601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00000011684752082228">
                <text:p>0.00000011684752082228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00000591075563508106">
                <text:p>0.00000591075563508106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00000730038176214837">
                <text:p>0.000000730038176214837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000012529725447276">
                <text:p>0.0000012529725447276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0000179172694180275">
                <text:p>0.0000017917269418027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0000344591385606137">
                <text:p>0.00000344591385606137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000149479084916495">
                <text:p>0.000014947908491649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00141547312603001">
                <text:p>0.00000141547312603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